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list-style-name="L2">
      <style:paragraph-properties>
        <style:tab-stops>
          <style:tab-stop style:position="1.009cm"/>
        </style:tab-stops>
      </style:paragraph-properties>
    </style:style>
    <style:style style:name="P2" style:family="paragraph" style:parent-style-name="Text_20_body" style:list-style-name="L2">
      <style:paragraph-properties>
        <style:tab-stops>
          <style:tab-stop style:position="1.009cm"/>
        </style:tab-stops>
      </style:paragraph-properties>
      <style:text-properties style:language-asian="zxx" style:country-asian="none" style:language-complex="zxx" style:country-complex="none"/>
    </style:style>
    <style:style style:name="P3"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text-properties style:language-asian="zxx" style:country-asian="none" style:language-complex="zxx" style:country-complex="none"/>
    </style:style>
    <style:style style:name="P4" style:family="paragraph" style:parent-style-name="Text_20_body">
      <style:paragraph-properties fo:margin-left="0cm" fo:margin-right="-0.026cm" fo:margin-top="0.423cm" fo:margin-bottom="0.212cm" fo:orphans="2" fo:widows="2" fo:text-indent="0cm" style:auto-text-indent="false" style:writing-mode="lr-tb"/>
      <style:text-properties style:language-asian="zxx" style:country-asian="none" style:language-complex="zxx" style:country-complex="none"/>
    </style:style>
    <style:style style:name="P5"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6" style:family="paragraph" style:parent-style-name="Text_20_body"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7"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text-properties style:language-asian="zxx" style:country-asian="none" style:language-complex="zxx" style:country-complex="none"/>
    </style:style>
    <style:style style:name="P8" style:family="paragraph" style:parent-style-name="Standard" style:list-style-name="L5"/>
    <style:style style:name="P9" style:family="paragraph" style:parent-style-name="Standard" style:list-style-name="L7"/>
    <style:style style:name="P10" style:family="paragraph" style:parent-style-name="Standard">
      <style:text-properties style:language-asian="zxx" style:country-asian="none" style:language-complex="zxx" style:country-complex="none"/>
    </style:style>
    <style:style style:name="P11" style:family="paragraph" style:parent-style-name="Standard" style:list-style-name="L5">
      <style:text-properties style:language-asian="zxx" style:country-asian="none" style:language-complex="zxx" style:country-complex="none"/>
    </style:style>
    <style:style style:name="P12" style:family="paragraph" style:parent-style-name="Standard" style:list-style-name="L7">
      <style:text-properties style:language-asian="zxx" style:country-asian="none" style:language-complex="zxx" style:country-complex="none"/>
    </style:style>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9">
      <style:paragraph-properties fo:line-height="100%"/>
    </style:style>
    <style:style style:name="P16" style:family="paragraph" style:parent-style-name="Standard" style:list-style-name="L10"/>
    <style:style style:name="P17" style:family="paragraph" style:parent-style-name="Standard" style:list-style-name="L11"/>
    <style:style style:name="P18" style:family="paragraph" style:parent-style-name="Standard">
      <style:paragraph-properties fo:margin-top="0cm" fo:margin-bottom="0.423cm" fo:orphans="2" fo:widows="2" style:writing-mode="lr-tb"/>
      <style:text-properties style:language-asian="zxx" style:country-asian="none" style:language-complex="zxx" style:country-complex="none"/>
    </style:style>
    <style:style style:name="P19" style:family="paragraph" style:parent-style-name="Standard" style:list-style-name="L1">
      <style:paragraph-properties fo:margin-top="0cm" fo:margin-bottom="0.423cm" fo:orphans="2" fo:widows="2" style:writing-mode="lr-tb"/>
      <style:text-properties style:language-asian="zxx" style:country-asian="none" style:language-complex="zxx" style:country-complex="none"/>
    </style:style>
    <style:style style:name="P20" style:family="paragraph" style:parent-style-name="Standard" style:list-style-name="L4">
      <style:paragraph-properties fo:margin-top="0cm" fo:margin-bottom="0.423cm" fo:orphans="2" fo:widows="2" style:writing-mode="lr-tb"/>
      <style:text-properties style:language-asian="zxx" style:country-asian="none" style:language-complex="zxx" style:country-complex="none"/>
    </style:style>
    <style:style style:name="P21" style:family="paragraph" style:parent-style-name="Standard" style:list-style-name="L3">
      <style:paragraph-properties fo:margin-top="0cm" fo:margin-bottom="0.423cm" fo:orphans="2" fo:widows="2" style:writing-mode="lr-tb"/>
      <style:text-properties style:language-asian="zxx" style:country-asian="none" style:language-complex="zxx" style:country-complex="none"/>
    </style:style>
    <style:style style:name="P22" style:family="paragraph" style:parent-style-name="Standard" style:list-style-name="L3" style:master-page-name="">
      <style:paragraph-properties fo:margin-top="0cm" fo:margin-bottom="0.423cm" fo:orphans="2" fo:widows="2" style:page-number="auto" style:writing-mode="lr-tb"/>
      <style:text-properties style:language-asian="zxx" style:country-asian="none" style:language-complex="zxx" style:country-complex="none"/>
    </style:style>
    <style:style style:name="P23" style:family="paragraph" style:parent-style-name="Standard">
      <style:paragraph-properties fo:margin-left="0cm" fo:margin-right="0cm" fo:margin-top="0cm" fo:margin-bottom="0.423cm" fo:orphans="2" fo:widows="2" fo:text-indent="0cm" style:auto-text-indent="false" style:writing-mode="lr-tb"/>
      <style:text-properties style:language-asian="zxx" style:country-asian="none" style:language-complex="zxx" style:country-complex="none"/>
    </style:style>
    <style:style style:name="P24"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25"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26"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27"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28" style:family="paragraph" style:parent-style-name="Standard" style:master-page-name="">
      <style:paragraph-properties fo:margin-left="0cm" fo:margin-right="0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29" style:family="paragraph" style:parent-style-name="Standard">
      <style:paragraph-properties fo:margin-left="0cm" fo:margin-right="-0.15cm" fo:text-indent="0cm" style:auto-text-indent="false"/>
      <style:text-properties style:language-asian="zxx" style:country-asian="none" style:language-complex="zxx" style:country-complex="none"/>
    </style:style>
    <style:style style:name="P30" style:family="paragraph" style:parent-style-name="Standard" style:master-page-name="">
      <style:paragraph-properties fo:margin-left="0cm" fo:margin-right="0.016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31" style:family="paragraph" style:parent-style-name="Standard">
      <style:paragraph-properties fo:margin-left="0cm" fo:margin-right="0.016cm" fo:margin-top="0cm" fo:margin-bottom="0.423cm" fo:orphans="2" fo:widows="2" fo:text-indent="0cm" style:auto-text-indent="false" style:writing-mode="lr-tb"/>
      <style:text-properties fo:font-weight="bold" style:language-asian="zxx" style:country-asian="none" style:font-weight-asian="bold" style:language-complex="zxx" style:country-complex="none"/>
    </style:style>
    <style:style style:name="P32" style:family="paragraph" style:parent-style-name="Standard">
      <style:paragraph-properties fo:margin-left="0cm" fo:margin-right="0.016cm" fo:margin-top="0cm" fo:margin-bottom="0.423cm" fo:orphans="2" fo:widows="2" fo:text-indent="0cm" style:auto-text-indent="false" style:writing-mode="lr-tb"/>
      <style:text-properties style:language-asian="zxx" style:country-asian="none" style:language-complex="zxx" style:country-complex="none"/>
    </style:style>
    <style:style style:name="P33" style:family="paragraph" style:parent-style-name="Standard" style:master-page-name="">
      <style:paragraph-properties fo:margin-left="0cm" fo:margin-right="0.016cm" fo:margin-top="0cm" fo:margin-bottom="0.423cm" fo:orphans="2" fo:widows="2" fo:text-indent="0cm" style:auto-text-indent="false" style:page-number="auto" style:writing-mode="lr-tb"/>
      <style:text-properties style:language-asian="zxx" style:country-asian="none" style:language-complex="zxx" style:country-complex="none"/>
    </style:style>
    <style:style style:name="P34" style:family="paragraph" style:parent-style-name="Standard">
      <style:paragraph-properties fo:margin-left="0cm" fo:margin-right="0.049cm" fo:margin-top="0cm" fo:margin-bottom="0.423cm" fo:orphans="2" fo:widows="2" fo:text-indent="0cm" style:auto-text-indent="false" style:writing-mode="lr-tb"/>
      <style:text-properties style:language-asian="zxx" style:country-asian="none" style:language-complex="zxx" style:country-complex="none"/>
    </style:style>
    <style:style style:name="P35" style:family="paragraph" style:parent-style-name="Standard">
      <style:paragraph-properties fo:break-before="page"/>
    </style:style>
    <style:style style:name="P36" style:family="paragraph" style:parent-style-name="Standard">
      <style:paragraph-properties fo:line-height="100%" fo:break-before="page"/>
    </style:style>
    <style:style style:name="P37" style:family="paragraph" style:parent-style-name="Heading_20_2">
      <style:text-properties style:language-asian="zxx" style:country-asian="none" style:language-complex="zxx" style:country-complex="none"/>
    </style:style>
    <style:style style:name="P38" style:family="paragraph" style:parent-style-name="Heading_20_2">
      <style:paragraph-properties fo:break-before="page"/>
      <style:text-properties style:language-asian="zxx" style:country-asian="none" style:language-complex="zxx" style:country-complex="none"/>
    </style:style>
    <style:style style:name="P39" style:family="paragraph" style:parent-style-name="Heading_20_2">
      <style:paragraph-properties fo:margin-left="0cm" fo:margin-right="-0.15cm" fo:text-indent="0cm" style:auto-text-indent="false"/>
      <style:text-properties style:language-asian="zxx" style:country-asian="none" style:language-complex="zxx" style:country-complex="none"/>
    </style:style>
    <style:style style:name="P40" style:family="paragraph" style:parent-style-name="Heading_20_2">
      <style:paragraph-properties fo:margin-left="0cm" fo:margin-right="-0.15cm" fo:text-indent="0cm" style:auto-text-indent="false" fo:break-before="page"/>
      <style:text-properties style:language-asian="zxx" style:country-asian="none" style:language-complex="zxx" style:country-complex="none"/>
    </style:style>
    <style:style style:name="P41" style:family="paragraph" style:parent-style-name="Heading_20_2" style:master-page-name="">
      <style:paragraph-properties style:page-number="auto"/>
      <style:text-properties style:language-asian="zxx" style:country-asian="none" style:language-complex="zxx" style:country-complex="none"/>
    </style:style>
    <style:style style:name="P42" style:family="paragraph" style:parent-style-name="Heading_20_1">
      <style:paragraph-properties>
        <style:tab-stops/>
      </style:paragraph-properties>
      <style:text-properties style:language-asian="zxx" style:country-asian="none" style:language-complex="zxx" style:country-complex="none"/>
    </style:style>
    <style:style style:name="P43" style:family="paragraph" style:parent-style-name="Heading_20_1">
      <style:paragraph-properties>
        <style:tab-stops>
          <style:tab-stop style:position="1.009cm"/>
        </style:tab-stops>
      </style:paragraph-properties>
      <style:text-properties style:language-asian="zxx" style:country-asian="none" style:language-complex="zxx" style:country-complex="none"/>
    </style:style>
    <style:style style:name="P44"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text-properties style:language-asian="zxx" style:country-asian="none" style:language-complex="zxx" style:country-complex="none"/>
    </style:style>
    <style:style style:name="P45"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text-properties style:language-asian="zxx" style:country-asian="none" style:language-complex="zxx" style:country-complex="none"/>
    </style:style>
    <style:style style:name="P46" style:family="paragraph" style:parent-style-name="Heading_20_1" style:list-style-name="" style:master-page-name="">
      <style:paragraph-properties fo:margin-left="1.769cm" fo:margin-right="1.422cm" fo:margin-top="0.423cm" fo:margin-bottom="0.212cm" fo:text-align="center" style:justify-single-word="false" fo:orphans="2" fo:widows="2" fo:text-indent="0cm" style:auto-text-indent="false" style:page-number="auto" fo:keep-with-next="always" style:writing-mode="lr-tb">
        <style:tab-stops>
          <style:tab-stop style:position="2.034cm"/>
        </style:tab-stops>
      </style:paragraph-properties>
      <style:text-properties fo:font-size="22pt" style:font-size-asian="22pt" style:language-asian="zxx" style:country-asian="none" style:font-size-complex="22pt" style:language-complex="zxx" style:country-complex="none"/>
    </style:style>
    <style:style style:name="P47" style:family="paragraph" style:parent-style-name="Heading_20_1">
      <style:paragraph-properties fo:break-before="page"/>
      <style:text-properties style:language-asian="zxx" style:country-asian="none" style:language-complex="zxx" style:country-complex="none"/>
    </style:style>
    <style:style style:name="P48" style:family="paragraph" style:parent-style-name="Contents_20_2">
      <style:paragraph-properties>
        <style:tab-stops>
          <style:tab-stop style:position="13.443cm" style:type="right" style:leader-style="dotted" style:leader-text="."/>
        </style:tab-stops>
      </style:paragraph-properties>
    </style:style>
    <style:style style:name="P49" style:family="paragraph" style:parent-style-name="Contents_20_1">
      <style:paragraph-properties>
        <style:tab-stops>
          <style:tab-stop style:position="13.443cm" style:type="right" style:leader-style="dotted" style:leader-text="."/>
        </style:tab-stops>
      </style:paragraph-properties>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color="#666666"/>
    </style:style>
    <style:style style:name="T4" style:family="text">
      <style:text-properties fo:font-weight="bold" style:font-weight-asian="bold"/>
    </style:style>
    <style:style style:name="T5" style:family="text">
      <style:text-properties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4"/>
      <text:p text:style-name="P44"/>
      <text:p text:style-name="P44"/>
      <text:p text:style-name="P44"/>
      <text:p text:style-name="P46"><text:span text:style-name="T1">Simple,</text:span><text:line-break/>the challenges of building a <text:span text:style-name="T2">frontend-framework.</text:span></text:p>
      <text:p text:style-name="P3">By: Dennis Majvall<text:line-break/>Year: <text:s/>2018<text:line-break/>City: Malmö<text:line-break/>Education: Lernia AB</text:p>
      <text:p text:style-name="P4"/>
      <text:list xml:id="list2749827852283768484" text:style-name="Outline">
        <text:list-item text:start-value="1">
          <text:p text:style-name="P47">Abstract</text:p>
        </text:list-item>
      </text:list>
      <text:p text:style-name="P5">Building a good framework is hard, this report will bring up what's considered a “good” framework by looking at current trends in the industry.<text:line-break/>After identifying what a “good” framework means, several issues for building it as well as possible solutions for each will be analyzed and presented in this report. With this info we could make a plausible assumption if it's possible to satisfy the markets' needs of a frontend framework.</text:p>
      <text:list xml:id="list31707152" text:continue-numbering="true" text:style-name="Outline">
        <text:list-item>
          <text:p text:style-name="P47"><text:bookmark-start text:name="__RefHeading__277_1504886392"/><text:bookmark-start text:name="_Toc238978454"/>P<text:bookmark-end text:name="_Toc238978454"/>reface<text:bookmark-end text:name="__RefHeading__277_1504886392"/></text:p>
        </text:list-item>
      </text:list>
      <text:p text:style-name="P6">This report assumes the reader has practical knowledge about web development and more explicitly frontend frameworks written in JavaScript. <text:line-break/>Experience is not a requirement but greatly appreciated as the report will discuss common problems within the area.</text:p>
      <text:list xml:id="list31718042" text:continue-numbering="true" text:style-name="Outline">
        <text:list-item>
          <text:p text:style-name="P47"><text:bookmark-start text:name="__RefHeading__279_1504886392"/><text:bookmark-start text:name="_Toc238978455"/>T<text:bookmark-end text:name="_Toc238978455"/>able of contents<text:bookmark-end text:name="__RefHeading__279_1504886392"/></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1.Abstract<text:tab/>2</text:p>
          <text:p text:style-name="P49">2.Preface<text:tab/>3</text:p>
          <text:p text:style-name="P49">3.Table of contents<text:tab/>4</text:p>
          <text:p text:style-name="P49">4.Introduction<text:tab/>5</text:p>
          <text:p text:style-name="P48">4.1 Background<text:tab/>5</text:p>
          <text:p text:style-name="P48">4.2 Problem definition<text:tab/>6</text:p>
          <text:p text:style-name="P48">4.3 Purpose<text:tab/>6</text:p>
          <text:p text:style-name="P48">4.4 Limitations<text:tab/>6</text:p>
          <text:p text:style-name="P49">5.Method<text:tab/>7</text:p>
          <text:p text:style-name="P49">6.Analysis<text:tab/>8</text:p>
          <text:p text:style-name="P48">6.1 Instantiating component-classes from HTML strings<text:tab/>8</text:p>
          <text:p text:style-name="P48">6.2 Making it possible for components to be part of the DOM - Storage<text:tab/>9</text:p>
          <text:p text:style-name="P48">6.2 Making it possible for components to be part of the DOM - Syntax<text:tab/>11</text:p>
          <text:p text:style-name="P49">7.Results<text:tab/>14</text:p>
          <text:p text:style-name="P49">8.Conclusions<text:tab/>14</text:p>
          <text:p text:style-name="P49">9.Dictionary<text:tab/>15</text:p>
          <text:p text:style-name="P49">10.References<text:tab/>15</text:p>
          <text:p text:style-name="P49">11.Appendix<text:tab/>15</text:p>
        </text:index-body>
      </text:table-of-content>
      <text:p text:style-name="P7"/>
      <text:p text:style-name="P7"/>
      <text:list xml:id="list31703243" text:continue-numbering="true" text:style-name="Outline">
        <text:list-item>
          <text:p text:style-name="P47">Introduction</text:p>
          <text:list>
            <text:list-item>
              <text:h text:style-name="P41" text:outline-level="2">4.1 Background</text:h>
            </text:list-item>
          </text:list>
        </text:list-item>
      </text:list>
      <text:p text:style-name="P24">The number of frontend frameworks in JavaScript keeps increasing every week and what's popular at one year is most often not the same the following year<text:note text:id="ftn1" text:note-class="footnote"><text:note-citation>1</text:note-citation><text:note-body><text:p text:style-name="Footnote">https://stackoverflow.blog/2017/05/09/introducing-stack-overflow-trends/</text:p></text:note-body></text:note>, how come?<text:line-break/>The primary reason to switch what framework one uses is to find an easier way to express themselves in code, secondary is the fact that newer frameworks sometimes contain new features.</text:p>
      <text:p text:style-name="P23">It's easy to believe that newer features and capabilities is the primary reason for change but truth is most frameworks have almost the exact same features. What really differs them from one another is the architecture, for example dynamic versus immutable components, classes versus objects etc.</text:p>
      <text:p text:style-name="P23">A popular trend among the popular newer frameworks is to offer a more native and easy syntax, the reasons why are many. One of them is a counterreaction to some older frameworks such as Angular that were released early and has therefore dominated the market for a longer period of time.<text:line-break/>The older frameworks' architecture and ecosystem are extremely complicated in comparison to the newer ones such as Vue.js, they also include more boilerplate code. Because of all of this the learning time required exponentially increases and so may the time it takes to get accustomed to another framework later working differently.</text:p>
      <text:p text:style-name="P23"/>
      <text:list xml:id="list31696967" text:continue-numbering="true" text:style-name="Outline">
        <text:list-item>
          <text:list>
            <text:list-item>
              <text:h text:style-name="P38" text:outline-level="2">4.2 Problem definition</text:h>
            </text:list-item>
          </text:list>
        </text:list-item>
      </text:list>
      <text:p text:style-name="P10">The fact that so many frontend frameworks gets created is a sign that the industry still isn't pleased, the market is very volatile since the popularity of frameworks still sways heavily.</text:p>
      <text:p text:style-name="P10">This leaves room for a well created framework that will help stabilise the market, one that's very easy to use, minimalistic and barely requires any boilerplate code.</text:p>
      <text:p text:style-name="P10">Since I'm not the first one to recognize this, others have already tried to create such a thing but so far hasn't broken through with a success. This is most likely due to the fact that it's more difficult than what one may think.</text:p>
      <text:p text:style-name="P10"/>
      <text:list xml:id="list31711583" text:continue-numbering="true" text:style-name="Outline">
        <text:list-item>
          <text:list>
            <text:list-item>
              <text:h text:style-name="P37" text:outline-level="2">4.3 Purpose</text:h>
            </text:list-item>
          </text:list>
        </text:list-item>
      </text:list>
      <text:p text:style-name="P24">This report will bring up some of the issues one stumbles upon when trying to create a framework worthy of satisfying the industry's need.</text:p>
      <text:p text:style-name="P29"/>
      <text:list xml:id="list31706719" text:continue-numbering="true" text:style-name="Outline">
        <text:list-item>
          <text:list>
            <text:list-item>
              <text:h text:style-name="P37" text:outline-level="2">4.4 Limitations</text:h>
            </text:list-item>
          </text:list>
        </text:list-item>
      </text:list>
      <text:p text:style-name="P30">The framework we create in this experiment has been limited to functionalities such as:</text:p>
      <text:list xml:id="list7849786228648556863" text:style-name="L1">
        <text:list-item>
          <text:p text:style-name="P19">Instantiating components from strings.</text:p>
        </text:list-item>
        <text:list-item>
          <text:p text:style-name="P19">Rendering the HTML code of components.</text:p>
        </text:list-item>
        <text:list-item>
          <text:p text:style-name="P19">Components' parent-child relationship.</text:p>
        </text:list-item>
        <text:list-item>
          <text:p text:style-name="P19">One-way binding of variables in a component's template.</text:p>
        </text:list-item>
      </text:list>
      <text:p text:style-name="P34"/>
      <text:list xml:id="list31705525" text:continue-list="list31706719" text:style-name="Outline">
        <text:list-item>
          <text:p text:style-name="P47"><text:bookmark-start text:name="__RefHeading__283_1504886392"/><text:bookmark-start text:name="_Toc238978457"/>Method<text:bookmark-end text:name="__RefHeading__283_1504886392"/><text:bookmark-end text:name="_Toc238978457"/></text:p>
        </text:list-item>
      </text:list>
      <text:p text:style-name="P24">In order to properly identify meaningful issues and evaluate the different solutions for them I have started building a framework following the guidelines mentioned earlier.<text:line-break/>When faced with a problem I break it down to it's core components</text:p>
      <text:list xml:id="list8219381472144507835" text:style-name="L4">
        <text:list-item>
          <text:p text:style-name="P20">What's the feature?</text:p>
        </text:list-item>
        <text:list-item>
          <text:p text:style-name="P20">Why is it important?</text:p>
        </text:list-item>
        <text:list-item>
          <text:p text:style-name="P20">Can it be replaced with something non-ordinary (thinking outside the box), achieving the same end-goal?</text:p>
        </text:list-item>
        <text:list-item>
          <text:p text:style-name="P20">In what different ways can it be solved?</text:p>
        </text:list-item>
        <text:list-item>
          <text:p text:style-name="P20">What are the pros and cons of each option?</text:p>
        </text:list-item>
      </text:list>
      <text:p text:style-name="P18">These are not considered strict guidelines that has to be followed step-by-step, they're more a helping hand pointing me in a general direction for thinking analytically.</text:p>
      <text:p text:style-name="P18"/>
      <text:list xml:id="list31698724" text:continue-list="list31705525" text:style-name="Outline">
        <text:list-item>
          <text:p text:style-name="P47"><text:span text:style-name="T4">Analysis</text:span></text:p>
        </text:list-item>
      </text:list>
      <text:p text:style-name="P10"/>
      <text:list xml:id="list31710518" text:continue-numbering="true" text:style-name="Outline">
        <text:list-item>
          <text:list>
            <text:list-item>
              <text:h text:style-name="P39" text:outline-level="2">6.1 Instantiating component-classes from HTML strings</text:h>
            </text:list-item>
          </text:list>
        </text:list-item>
      </text:list>
      <text:p text:style-name="P29">In older versions of JavaScript all classes were accessible through window['className'];<text:line-break/>Newer versions of JavaScript (ES6?) stores classes in a global scope but not accessible through any object.</text:p>
      <text:p text:style-name="P29">Currently the only two solutions to this problem are:</text:p>
      <text:list xml:id="list7771165730638336731" text:style-name="L5">
        <text:list-item>
          <text:p text:style-name="P8"><text:span text:style-name="T5">eval(className);</text:span></text:p>
        </text:list-item>
        <text:list-item>
          <text:p text:style-name="P11">window[className] = class;</text:p>
        </text:list-item>
      </text:list>
      <text:p text:style-name="P29">Option A lets us dynamically instantiate any class whenever we want to, it's drawback however is using eval which has slow performance and is considered unsafe. It being considered unsafe has put pressure on many servers, their action has most of the time therefore been to forbid it being used at all. This is a strong argument for us not to use eval in our frontend libraries as we would like to support most servers.</text:p>
      <text:p text:style-name="P29">Our only other option B, requires us to manually register each and every class in a scoped object in order to access them dynamically with a string later on.</text:p>
      <text:p text:style-name="P29">This can be done in 2 ways:</text:p>
      <text:list xml:id="list1621671180826133495" text:style-name="L7">
        <text:list-item>
          <text:p text:style-name="P9"><text:span text:style-name="T5">Changing the class syntax of components.</text:span></text:p>
        </text:list-item>
        <text:list-item>
          <text:p text:style-name="P12">Calling a function once per component-class.</text:p>
        </text:list-item>
      </text:list>
      <text:p text:style-name="P29"/>
      <text:p text:style-name="P29">Option A goes against this framework's goal of being as close to native and simple as possible.</text:p>
      <text:p text:style-name="P29">Option B doesn't force the user to change his/her syntax and only adds an extra function-call which can be done from anywhere in our start-up code execution, it also gives us a centralised location for registering all class-names.</text:p>
      <text:p text:style-name="P29">(This is the chosen way to go for many modern frontend libraries).</text:p>
      <text:p text:style-name="P29">Manually doing this is fairly easy but we should be able to automate part of this process by having a backend-process process our frontend files and accumulate a list of classnames.</text:p>
      <text:p text:style-name="P29">Automating it gives us some restrictions: All component-classes must be stored in one or more pre-determined folder-locations. Storing all component-classes in the same location helps keep the project-files organised and is therefore not considered a big drawback.</text:p>
      <text:p text:style-name="P29"><text:soft-page-break/></text:p>
      <text:list xml:id="list31705566" text:continue-list="list31710518" text:style-name="Outline">
        <text:list-item>
          <text:list>
            <text:list-item>
              <text:h text:style-name="P39" text:outline-level="2">6.2 Making it possible for components to be part of the DOM - Storage</text:h>
            </text:list-item>
          </text:list>
        </text:list-item>
      </text:list>
      <text:p text:style-name="P29">In our frontend framework we accompany each of our components with some HTML, this HTML should have a clear connection with it's component in order to share data back and fourth.</text:p>
      <text:p text:style-name="P29">This gives us different options of how to express and store the HTML.<text:line-break/>Some of the ways of storing this would be:</text:p>
      <text:list xml:id="list5176675047648147765" text:style-name="L8">
        <text:list-item>
          <text:p text:style-name="P13"><text:span text:style-name="T5">Storing the component's native DOM-tree in a variable of the component, modifying it directly from the component's class.</text:span></text:p>
        </text:list-item>
        <text:list-item>
          <text:p text:style-name="P13"><text:span text:style-name="T5">Storing it in a multi-line string variable of the class.</text:span></text:p>
        </text:list-item>
        <text:list-item>
          <text:p text:style-name="P13"><text:span text:style-name="T5">Storing it in a separate file and attaching it to the correct class in a similar way to registering component-names.</text:span></text:p>
        </text:list-item>
      </text:list>
      <text:p text:style-name="P29"/>
      <text:p text:style-name="P29">These different options present their own pros (+) and cons (-)</text:p>
      <text:list xml:id="list5889661278745951542" text:style-name="L9">
        <text:list-item>
          <text:p text:style-name="P14"><text:span text:style-name="T5"/></text:p>
          <text:list>
            <text:list-item>
              <text:p text:style-name="P15"><text:span text:style-name="T5">+ Very easy to implement.</text:span></text:p>
            </text:list-item>
            <text:list-item>
              <text:p text:style-name="P15"><text:span text:style-name="T5">- Very bothersome for the user to manage and would require him/her to have advanced knowledge of DOM-manipulation in JavaScript.</text:span></text:p>
            </text:list-item>
          </text:list>
        </text:list-item>
        <text:list-item>
          <text:p text:style-name="P15"><text:span text:style-name="T5"/></text:p>
          <text:list>
            <text:list-item>
              <text:p text:style-name="P15"><text:span text:style-name="T5">+ Easy to find a component's belonging HTML-code since it's located in the same file as the class.</text:span></text:p>
            </text:list-item>
            <text:list-item>
              <text:p text:style-name="P15"><text:span text:style-name="T5">+ Native HTML doesn't force the user to go out of their way learning how to write it.</text:span></text:p>
            </text:list-item>
            <text:list-item>
              <text:p text:style-name="P15"><text:span text:style-name="T5">- Large pieces of HTML stored in the same file as the JavaScript will bother the user with scrolling and searching-behaviour even when they're not modifying the HTML.</text:span></text:p>
            </text:list-item>
            <text:list-item>
              <text:p text:style-name="P15"><text:span text:style-name="T5">- No syntax-highlighting of HTML.</text:span></text:p>
            </text:list-item>
          </text:list>
        </text:list-item>
      </text:list>
      <text:p text:style-name="P36"/>
      <text:list xml:id="list31697279" text:continue-numbering="true" text:style-name="L9">
        <text:list-item>
          <text:p text:style-name="P15"/>
          <text:list>
            <text:list-item>
              <text:p text:style-name="P15"><text:span text:style-name="T5">+ Large pieces of HTML won't disturb the user when working on the JavaScript.</text:span></text:p>
            </text:list-item>
            <text:list-item>
              <text:p text:style-name="P15"><text:span text:style-name="T5">+ Native HTML.</text:span></text:p>
            </text:list-item>
            <text:list-item>
              <text:p text:style-name="P15"><text:span text:style-name="T5">- Small pieces of HTML (the most common type) will make it bothersome for the user because they have to "open and switch between several different files" when working on a single component.</text:span></text:p>
            </text:list-item>
          </text:list>
        </text:list-item>
      </text:list>
      <text:p text:style-name="P29"/>
      <text:p text:style-name="P29">For our simple framework I have chosen option B for storing HTML-code.</text:p>
      <text:list xml:id="list31701823" text:continue-list="list31705566" text:style-name="Outline">
        <text:list-item>
          <text:list>
            <text:list-item>
              <text:h text:style-name="P39" text:outline-level="2"/>
            </text:list-item>
            <text:list-item>
              <text:h text:style-name="P40" text:outline-level="2">6.2 Making it possible for components to be part of the DOM - Syntax</text:h>
            </text:list-item>
          </text:list>
        </text:list-item>
      </text:list>
      <text:p text:style-name="P29">For the different ways of expressing the HTML in our components</text:p>
      <text:list xml:id="list2507563102341047722" text:style-name="L10">
        <text:list-item>
          <text:p text:style-name="P16"><text:span text:style-name="T5">Native HTML with no JavaScript involved.</text:span></text:p>
        </text:list-item>
        <text:list-item>
          <text:p text:style-name="P16"><text:span text:style-name="T5">Native HTML with template literals inserting values from JavaScript.</text:span></text:p>
        </text:list-item>
        <text:list-item>
          <text:p text:style-name="P16"><text:span text:style-name="T5">Native HTML with additions such as symbols for inserting values from JavaScript.</text:span></text:p>
        </text:list-item>
        <text:list-item>
          <text:p text:style-name="P16"><text:span text:style-name="T5">Creating a JavaScript API acting as a facade for DOM-Nodes with the help of objects and functions.</text:span></text:p>
        </text:list-item>
        <text:list-item>
          <text:p text:style-name="P16"><text:span text:style-name="T5">HTML is based on XML, but we are not forced to do the same, we could express our DOM-tree in other languages such as JSON, Visual Nodes, LaTeX or even sheet music.</text:span></text:p>
        </text:list-item>
        <text:list-item>
          <text:p text:style-name="P16"><text:span text:style-name="T5">Not having a DOM-tree represented as a tree of nodes at all but instead incorporating the DOM as part of the JavaScript coding environment.</text:span></text:p>
        </text:list-item>
      </text:list>
      <text:p text:style-name="P29"/>
      <text:p text:style-name="P29">These different options present their own pros (+) and cons (-)</text:p>
      <text:list xml:id="list1285508588459428190" text:style-name="L11">
        <text:list-item>
          <text:p text:style-name="P17"><text:span text:style-name="T5"/></text:p>
          <text:list>
            <text:list-item>
              <text:p text:style-name="P17"><text:span text:style-name="T5">+ All our users already know HTML well.</text:span></text:p>
            </text:list-item>
            <text:list-item>
              <text:p text:style-name="P17"><text:span text:style-name="T5"><text:s text:c="2"/>+ Practically no development time needed.</text:span></text:p>
            </text:list-item>
            <text:list-item>
              <text:p text:style-name="P17"><text:span text:style-name="T5"><text:s text:c="2"/>- Modifying the DOM with values from our components gets very bothersome due to amount of code needed and it forces the user to know a JavaScript API for DOM-manipulation.</text:span></text:p>
            </text:list-item>
          </text:list>
        </text:list-item>
        <text:list-item>
          <text:p text:style-name="P17"><text:span text:style-name="T5"/></text:p>
          <text:list>
            <text:list-item>
              <text:p text:style-name="P17"><text:span text:style-name="T5">+ All our users already know HTML and template literals.</text:span></text:p>
            </text:list-item>
            <text:list-item>
              <text:p text:style-name="P17"><text:span text:style-name="T5">+ Very low development time compared to all other options involving JavaScript.</text:span></text:p>
            </text:list-item>
            <text:list-item>
              <text:p text:style-name="P17"><text:span text:style-name="T5">- Having to write ${} around every variable and executable piece of code in our templates is considered bothersome boilerplate code.</text:span></text:p>
            </text:list-item>
          </text:list>
        </text:list-item>
      </text:list>
      <text:p text:style-name="P35"><text:span text:style-name="T5"/></text:p>
      <text:list xml:id="list31707082" text:continue-numbering="true" text:style-name="L11">
        <text:list-item>
          <text:p text:style-name="P17"><text:span text:style-name="T5"/></text:p>
          <text:list>
            <text:list-item>
              <text:p text:style-name="P17"><text:span text:style-name="T5">+ All our users already know HTML well and our additions won't affect that part.</text:span></text:p>
            </text:list-item>
            <text:list-item>
              <text:p text:style-name="P17"><text:span text:style-name="T5">+ We can choose for this syntax to be very easy to use.</text:span></text:p>
            </text:list-item>
            <text:list-item>
              <text:p text:style-name="P17"><text:span text:style-name="T5">+ With good syntax this won't force the user to learn many new things and if our additions are very close to native that would make it even easier.</text:span></text:p>
            </text:list-item>
            <text:list-item>
              <text:p text:style-name="P17"><text:span text:style-name="T5">- With bad syntax this will make our framework very hard to learn and possibly bothersome to use.</text:span></text:p>
            </text:list-item>
            <text:list-item>
              <text:p text:style-name="P17"><text:span text:style-name="T5">- It requires increased development time as we have to parse what parts of the strings are executable code.</text:span></text:p>
            </text:list-item>
          </text:list>
        </text:list-item>
        <text:list-item>
          <text:p text:style-name="P17"><text:span text:style-name="T5"/></text:p>
          <text:list>
            <text:list-item>
              <text:p text:style-name="P17"><text:span text:style-name="T5">+ The performance cost of this in comparison to regular DOM-nodes is tiny in both CPU &amp; memory usage.</text:span></text:p>
            </text:list-item>
            <text:list-item>
              <text:p text:style-name="P17"><text:span text:style-name="T5">+ The structure would look somewhat similar to native HTML even though nodes would be created using a function and later be represented as objects.</text:span></text:p>
            </text:list-item>
            <text:list-item>
              <text:p text:style-name="P17"><text:span text:style-name="T5">+ The process of modifying nodes becomes easier as it would closer align to regular JavaScript coding and we could integrate already existing classes such as Proxy into our nodes.</text:span></text:p>
            </text:list-item>
            <text:list-item>
              <text:p text:style-name="P17"><text:span text:style-name="T5">- It would force the user to learn a completely new syntax.</text:span></text:p>
            </text:list-item>
            <text:list-item>
              <text:p text:style-name="P17"><text:span text:style-name="T5">- As JavaScript is very dynamic and the DOM-tree is not this could cause problems as we would lack the static typing validation that's appreciated when writing markup.</text:span></text:p>
            </text:list-item>
          </text:list>
        </text:list-item>
        <text:list-item>
          <text:p text:style-name="P17"><text:span text:style-name="T5">E: <text:s/>Coming up with a good replacement for HTML is outside the scope of this work.</text:span></text:p>
          <text:list>
            <text:list-item>
              <text:p text:style-name="P17"><text:span text:style-name="T5">+ This has unlimited potential and might make the act of writing HTML a long-forgotten thing.</text:span></text:p>
            </text:list-item>
            <text:list-item>
              <text:p text:style-name="P17"><text:span text:style-name="T5">- Users would have to learn a new language.</text:span></text:p>
            </text:list-item>
          </text:list>
        </text:list-item>
      </text:list>
      <text:p text:style-name="P35"><text:span text:style-name="T5"/></text:p>
      <text:list xml:id="list31711685" text:continue-numbering="true" text:style-name="L11">
        <text:list-item>
          <text:p text:style-name="P17"><text:span text:style-name="T5">Coming up with a good replacement for having a DOM-Tree structure is outside the scope of this work.</text:span></text:p>
          <text:list>
            <text:list-item>
              <text:p text:style-name="P17"><text:span text:style-name="T5">+ This has unlimited potential and might make the act of writing HTML a long-forgotten thing.</text:span></text:p>
            </text:list-item>
            <text:list-item>
              <text:p text:style-name="P17"><text:span text:style-name="T5">+ Chances are high that having a tree-like structure for the DOM is not the best way of managing a component-based website.</text:span></text:p>
            </text:list-item>
            <text:list-item>
              <text:p text:style-name="P17"><text:span text:style-name="T5">- Users would have to learn and adjust to a new way of thinking about how to interact with the DOM.</text:span></text:p>
            </text:list-item>
          </text:list>
        </text:list-item>
      </text:list>
      <text:p text:style-name="P29"/>
      <text:p text:style-name="P29">For our simple framework I have chosen option B for storing HTML-code and option B for managing the cooperation between JavaScript and HTML. At first I went for option C for template-JavaScript but due to the low development time at hand had to switch over to option B.</text:p>
      <text:p text:style-name="P29"/>
      <text:p text:style-name="P29">For Option C the syntax I chose for binding data to the HTML is simply writing "this.variableName" since it's the most natural way for a modern JS programmer to express themselves with variables. The negative impact of not being able to write "this.something" where the intention is NOT to insert the variable named "something" is non-existent since grammar forces you to put a space between dots and new sentences. For applications where the text is not natural language, grammar doesn't apply, I considered that a minor issue as the chances of the user wanting to write "this." before the next word is practically non-existent as well.</text:p>
      <text:p text:style-name="P29">Lastly, if the "this.variable" isn't found in the component's class, undefined will be printed in it's place as this will better notify the developer of possible bugs in his/her code.</text:p>
      <text:p text:style-name="P29">The development code needed for making "this.variable" accessible in HTML-attributes and TextNodes wasn't too big but it quickly became complex when I tried to incorporate the parsing of function calls, the iterator symbol, conditional operators and nested objects. With more development time I would continue using Option C as it gives the best benefits contra development-time.</text:p>
      <text:p text:style-name="P23"/>
      <text:list xml:id="list31716912" text:continue-list="list31701823" text:style-name="Outline">
        <text:list-item>
          <text:p text:style-name="P47"><text:bookmark-start text:name="_Toc238978458"/>Results</text:p>
        </text:list-item>
      </text:list>
      <text:p text:style-name="P30"><text:bookmark-end text:name="_Toc238978458"/>Creating a framework that fits the markets' needs is possible but requires more than a week of development time in order to fully satisfy all the expected features while still maintaining a close to native and easy syntax.</text:p>
      <text:p text:style-name="P32">The framework built for this report is around 40% complete and was made in only 3 man-days. That is to say, where completed is the state where it could be released and used in real-life applications.<text:line-break/></text:p>
      <text:p text:style-name="P31"/>
      <text:list xml:id="list31714898" text:continue-numbering="true" text:style-name="Outline">
        <text:list-item>
          <text:p text:style-name="P42">Conclusions</text:p>
        </text:list-item>
      </text:list>
      <text:p text:style-name="P24">Att <text:line-break/></text:p>
      <text:list xml:id="list31713400" text:continue-numbering="true" text:style-name="Outline">
        <text:list-item>
          <text:p text:style-name="P47"><text:bookmark-start text:name="__RefHeading__289_1504886392"/><text:bookmark-start text:name="_Toc238978460"/>D<text:bookmark-end text:name="_Toc238978460"/>ictionary<text:bookmark-end text:name="__RefHeading__289_1504886392"/></text:p>
        </text:list-item>
      </text:list>
      <text:p text:style-name="P24">S</text:p>
      <text:p text:style-name="P23"><text:bookmark text:name="_Toc2389784601"/><text:bookmark-start text:name="__RefHeading__289_15048863921"/><text:bookmark-end text:name="__RefHeading__289_15048863921"/></text:p>
      <text:list xml:id="list31689295" text:continue-numbering="true" text:style-name="Outline">
        <text:list-item>
          <text:p text:style-name="P43">References</text:p>
        </text:list-item>
      </text:list>
      <text:list xml:id="list1573637946512932414" text:style-name="L2">
        <text:list-item>
          <text:p text:style-name="P1"><text:a xlink:type="simple" xlink:href="https://stackoverflow.blog/2017/05/09/introducing-stack-overflow-trends/" text:style-name="Internet_20_link" text:visited-style-name="Visited_20_Internet_20_Link"><text:span text:style-name="T5">https://stackoverflow.blog/2017/05/09/introducing-stack-overflow-trends/</text:span></text:a></text:p>
        </text:list-item>
        <text:list-item>
          <text:p text:style-name="P2"><text:line-break/></text:p>
        </text:list-item>
      </text:list>
      <text:list xml:id="list31689763" text:continue-list="list31689295" text:style-name="Outline">
        <text:list-item>
          <text:p text:style-name="P43"><text:bookmark-start text:name="__RefHeading__293_1504886392"/><text:bookmark-start text:name="_Toc238978462"/>Appendix<text:bookmark-end text:name="__RefHeading__293_1504886392"/><text:bookmark-end text:name="_Toc238978462"/></text:p>
        </text:list-item>
      </text:list>
      <text:list xml:id="list6589113831736927210" text:style-name="L3">
        <text:list-item>
          <text:p text:style-name="P22"><text:span text:style-name="T3">Bilaga A:</text:span> w<text:line-break/></text:p>
        </text:list-item>
        <text:list-item>
          <text:p text:style-name="P21"><text:span text:style-name="T3">Bilaga B:</text:span> ww<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en" fo:country="US"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33</meta:editing-cycles>
    <meta:print-date>2009-08-25T13:46:00</meta:print-date>
    <meta:creation-date>2016-08-16T20:45:00</meta:creation-date>
    <dc:date>2018-06-06T11:50:56.94</dc:date>
    <meta:editing-duration>PT14H16M7S</meta:editing-duration>
    <meta:generator>OpenOffice/4.1.3$Win32 OpenOffice.org_project/413m1$Build-9783</meta:generator>
    <meta:document-statistic meta:table-count="0" meta:image-count="0" meta:object-count="0" meta:page-count="15" meta:paragraph-count="133" meta:word-count="2224" meta:character-count="12975"/>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